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200000094640771B99D07B579.png" manifest:media-type="image/png"/>
  <manifest:file-entry manifest:full-path="Pictures/10000201000002AD00000093900552B6FE4965CB.png" manifest:media-type="image/png"/>
  <manifest:file-entry manifest:full-path="Pictures/10000201000002120000009455B8B0C14D6CDF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66cc00" draw:textarea-horizontal-align="justify" draw:textarea-vertical-align="middle" draw:auto-grow-height="false" fo:min-height="2.55cm" fo:min-width="2.5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8.7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1.7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1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0.35cm" fo:min-width="2.303cm"/>
    </style:style>
    <style:style style:name="gr7" style:family="graphic" style:parent-style-name="standard">
      <style:graphic-properties draw:fill-color="#3399ff" draw:textarea-horizontal-align="justify" draw:textarea-vertical-align="middle" draw:auto-grow-height="false" fo:min-height="0.35cm" fo:min-width="1.30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66cc00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b2b2b2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3399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2.8cm" svg:x="5.8cm" svg:y="7.6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.8cm" svg:x="20.2cm" svg:y="7.6cm">
          <text:p text:style-name="P1"><text:span text:style-name="T1">Po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2cm" svg:height="0.8cm" svg:x="9.9cm" svg:y="7.6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8cm" svg:x="9.9cm" svg:y="8.6cm">
          <text:p text:style-name="P1"><text:span text:style-name="T2">Training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8cm" svg:x="13.1cm" svg:y="8.6cm">
          <text:p text:style-name="P1"><text:span text:style-name="T2">Training 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cm" svg:height="1.8cm" svg:x="16.4cm" svg:y="8.6cm">
          <text:p text:style-name="P1"><text:span text:style-name="T2">Tes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72cm" svg:height="0.962cm" svg:x="13.1cm" svg:y="10.5cm">
          <draw:text-box>
            <text:p>40 mins</text:p>
          </draw:text-box>
        </draw:frame>
        <draw:frame draw:style-name="gr5" draw:text-style-name="P5" draw:layer="layout" svg:width="2.72cm" svg:height="0.962cm" svg:x="19.98cm" svg:y="10.538cm">
          <draw:text-box>
            <text:p>10 mins</text:p>
          </draw:text-box>
        </draw:frame>
        <draw:custom-shape draw:style-name="gr6" draw:text-style-name="P6" draw:layer="layout" svg:width="2.803cm" svg:height="0.6cm" draw:transform="rotate (1.5707963267949) translate (5.1cm 10.403cm)">
          <text:p text:style-name="P1"><text:span text:style-name="T3">Instruc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803cm" svg:height="0.6cm" draw:transform="rotate (1.5707963267949) translate (9.2cm 10.4cm)">
          <text:p text:style-name="P1"><text:span text:style-name="T3">Instruc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803cm" svg:height="0.6cm" draw:transform="rotate (1.5707963267949) translate (19.5cm 10.401cm)">
          <text:p text:style-name="P1"><text:span text:style-name="T3">Instruc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03cm" svg:height="0.6cm" draw:transform="rotate (1.5707963267949) translate (12.3cm 10.4cm)">
          <text:p text:style-name="P1"><text:span text:style-name="T3">Brea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03cm" svg:height="0.6cm" draw:transform="rotate (1.5707963267949) translate (15.5cm 10.401cm)">
          <text:p text:style-name="P1"><text:span text:style-name="T3">Brea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03cm" svg:height="0.6cm" draw:transform="rotate (1.5707963267949) translate (18.5cm 10.402cm)">
          <text:p text:style-name="P1"><text:span text:style-name="T3">Questions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9.2cm" svg:y1="11cm" svg:x2="13.2cm" svg:y2="11cm">
          <text:p/>
        </draw:line>
        <draw:line draw:style-name="gr8" draw:text-style-name="P8" draw:layer="layout" svg:x1="15.82cm" svg:y1="11cm" svg:x2="19.1cm" svg:y2="11cm">
          <text:p/>
        </draw:line>
        <draw:line draw:style-name="gr8" draw:text-style-name="P8" draw:layer="layout" svg:x1="19.5cm" svg:y1="11cm" svg:x2="20.08cm" svg:y2="11cm">
          <text:p/>
        </draw:line>
        <draw:line draw:style-name="gr8" draw:text-style-name="P8" draw:layer="layout" svg:x1="22.6cm" svg:y1="11cm" svg:x2="23.2cm" svg:y2="11cm">
          <text:p/>
        </draw:line>
        <draw:frame draw:style-name="gr5" draw:text-style-name="P5" draw:layer="layout" svg:width="2.72cm" svg:height="0.962cm" svg:x="5.58cm" svg:y="10.538cm">
          <draw:text-box>
            <text:p>10 mins</text:p>
          </draw:text-box>
        </draw:frame>
        <draw:line draw:style-name="gr8" draw:text-style-name="P8" draw:layer="layout" svg:x1="5.1cm" svg:y1="11cm" svg:x2="5.68cm" svg:y2="11cm">
          <text:p/>
        </draw:line>
        <draw:line draw:style-name="gr8" draw:text-style-name="P8" draw:layer="layout" svg:x1="8.2cm" svg:y1="11cm" svg:x2="8.8cm" svg:y2="11cm">
          <text:p/>
        </draw:line>
        <draw:line draw:style-name="gr8" draw:text-style-name="P8" draw:layer="layout" svg:x1="5.09cm" svg:y1="11.29cm" svg:x2="5.09cm" svg:y2="10.71cm">
          <text:p/>
        </draw:line>
        <draw:line draw:style-name="gr8" draw:text-style-name="P8" draw:layer="layout" svg:x1="8.79cm" svg:y1="11.29cm" svg:x2="8.79cm" svg:y2="10.71cm">
          <text:p/>
        </draw:line>
        <draw:line draw:style-name="gr8" draw:text-style-name="P8" draw:layer="layout" svg:x1="9.19cm" svg:y1="11.29cm" svg:x2="9.19cm" svg:y2="10.71cm">
          <text:p/>
        </draw:line>
        <draw:line draw:style-name="gr8" draw:text-style-name="P8" draw:layer="layout" svg:x1="19.09cm" svg:y1="11.29cm" svg:x2="19.09cm" svg:y2="10.71cm">
          <text:p/>
        </draw:line>
        <draw:line draw:style-name="gr8" draw:text-style-name="P8" draw:layer="layout" svg:x1="19.49cm" svg:y1="11.29cm" svg:x2="19.49cm" svg:y2="10.71cm">
          <text:p/>
        </draw:line>
        <draw:line draw:style-name="gr8" draw:text-style-name="P8" draw:layer="layout" svg:x1="23.19cm" svg:y1="11.29cm" svg:x2="23.19cm" svg:y2="10.71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3cm" svg:height="2.8cm" svg:x="5.8cm" svg:y="7.6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4.012cm" svg:height="3.904cm" svg:x="9.189cm" svg:y="7.596cm">
          <draw:image xlink:href="Pictures/10000201000002120000009455B8B0C14D6CDF5F.png" xlink:type="simple" xlink:show="embed" xlink:actuate="onLoad">
            <text:p/>
          </draw:image>
        </draw:frame>
        <draw:custom-shape draw:style-name="gr6" draw:text-style-name="P6" draw:layer="layout" svg:width="2.803cm" svg:height="0.6cm" draw:transform="rotate (1.5707963267949) translate (5.1cm 10.403cm)">
          <text:p text:style-name="P1"><text:span text:style-name="T3">Instructions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72cm" svg:height="0.962cm" svg:x="5.58cm" svg:y="10.538cm">
          <draw:text-box>
            <text:p>10 mins</text:p>
          </draw:text-box>
        </draw:frame>
        <draw:line draw:style-name="gr8" draw:text-style-name="P8" draw:layer="layout" svg:x1="5.1cm" svg:y1="11cm" svg:x2="5.68cm" svg:y2="11cm">
          <text:p/>
        </draw:line>
        <draw:line draw:style-name="gr8" draw:text-style-name="P8" draw:layer="layout" svg:x1="8.2cm" svg:y1="11cm" svg:x2="8.8cm" svg:y2="11cm">
          <text:p/>
        </draw:line>
        <draw:line draw:style-name="gr8" draw:text-style-name="P8" draw:layer="layout" svg:x1="5.09cm" svg:y1="11.29cm" svg:x2="5.09cm" svg:y2="10.71cm">
          <text:p/>
        </draw:line>
        <draw:line draw:style-name="gr8" draw:text-style-name="P8" draw:layer="layout" svg:x1="8.79cm" svg:y1="11.29cm" svg:x2="8.79cm" svg:y2="10.71cm">
          <text:p/>
        </draw:lin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0" draw:text-style-name="P1" draw:layer="layout" svg:width="18.112cm" svg:height="3.903cm" svg:x="5.089cm" svg:y="7.597cm">
          <draw:image xlink:href="Pictures/10000201000002AD00000093900552B6FE4965CB.png" xlink:type="simple" xlink:show="embed" xlink:actuate="onLoad">
            <text:p/>
          </draw:image>
        </draw:frame>
        <draw:custom-shape draw:style-name="gr2" draw:text-style-name="P3" draw:layer="layout" svg:width="9.2cm" svg:height="0.8cm" svg:x="9.9cm" svg:y="7.6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8cm" svg:x="9.9cm" svg:y="8.6cm">
          <text:p text:style-name="P1"><text:span text:style-name="T2">Training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8cm" svg:x="13.1cm" svg:y="8.6cm">
          <text:p text:style-name="P1"><text:span text:style-name="T2">Training 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cm" svg:height="1.8cm" svg:x="16.4cm" svg:y="8.6cm">
          <text:p text:style-name="P1"><text:span text:style-name="T2">Tes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72cm" svg:height="0.962cm" svg:x="13.1cm" svg:y="10.5cm">
          <draw:text-box>
            <text:p>40 mins</text:p>
          </draw:text-box>
        </draw:frame>
        <draw:custom-shape draw:style-name="gr6" draw:text-style-name="P6" draw:layer="layout" svg:width="2.803cm" svg:height="0.6cm" draw:transform="rotate (1.5707963267949) translate (9.2cm 10.4cm)">
          <text:p text:style-name="P1"><text:span text:style-name="T3">Instruc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03cm" svg:height="0.6cm" draw:transform="rotate (1.5707963267949) translate (12.3cm 10.4cm)">
          <text:p text:style-name="P1"><text:span text:style-name="T3">Brea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03cm" svg:height="0.6cm" draw:transform="rotate (1.5707963267949) translate (15.5cm 10.401cm)">
          <text:p text:style-name="P1"><text:span text:style-name="T3">Brea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03cm" svg:height="0.6cm" draw:transform="rotate (1.5707963267949) translate (18.5cm 10.402cm)">
          <text:p text:style-name="P1"><text:span text:style-name="T3">Questions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9.2cm" svg:y1="11cm" svg:x2="13.2cm" svg:y2="11cm">
          <text:p/>
        </draw:line>
        <draw:line draw:style-name="gr8" draw:text-style-name="P8" draw:layer="layout" svg:x1="15.82cm" svg:y1="11cm" svg:x2="19.1cm" svg:y2="11cm">
          <text:p/>
        </draw:line>
        <draw:line draw:style-name="gr8" draw:text-style-name="P8" draw:layer="layout" svg:x1="9.19cm" svg:y1="11.29cm" svg:x2="9.19cm" svg:y2="10.71cm">
          <text:p/>
        </draw:line>
        <draw:line draw:style-name="gr8" draw:text-style-name="P8" draw:layer="layout" svg:x1="19.09cm" svg:y1="11.29cm" svg:x2="19.09cm" svg:y2="10.71cm">
          <text:p/>
        </draw:lin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0" draw:text-style-name="P1" draw:layer="layout" svg:width="14.012cm" svg:height="3.904cm" svg:x="5.089cm" svg:y="7.596cm">
          <draw:image xlink:href="Pictures/100002010000021200000094640771B99D07B579.png" xlink:type="simple" xlink:show="embed" xlink:actuate="onLoad">
            <text:p/>
          </draw:image>
        </draw:frame>
        <draw:custom-shape draw:style-name="gr1" draw:text-style-name="P2" draw:layer="layout" svg:width="3cm" svg:height="2.8cm" svg:x="20.2cm" svg:y="7.6cm">
          <text:p text:style-name="P1"><text:span text:style-name="T1">Pos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72cm" svg:height="0.962cm" svg:x="19.98cm" svg:y="10.538cm">
          <draw:text-box>
            <text:p>10 mins</text:p>
          </draw:text-box>
        </draw:frame>
        <draw:custom-shape draw:style-name="gr6" draw:text-style-name="P6" draw:layer="layout" svg:width="2.803cm" svg:height="0.6cm" draw:transform="rotate (1.5707963267949) translate (19.5cm 10.401cm)">
          <text:p text:style-name="P1"><text:span text:style-name="T3">Instructions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9.5cm" svg:y1="11cm" svg:x2="20.08cm" svg:y2="11cm">
          <text:p/>
        </draw:line>
        <draw:line draw:style-name="gr8" draw:text-style-name="P8" draw:layer="layout" svg:x1="22.6cm" svg:y1="11cm" svg:x2="23.2cm" svg:y2="11cm">
          <text:p/>
        </draw:line>
        <draw:line draw:style-name="gr8" draw:text-style-name="P8" draw:layer="layout" svg:x1="19.49cm" svg:y1="11.29cm" svg:x2="19.49cm" svg:y2="10.71cm">
          <text:p/>
        </draw:line>
        <draw:line draw:style-name="gr8" draw:text-style-name="P8" draw:layer="layout" svg:x1="23.19cm" svg:y1="11.29cm" svg:x2="23.19cm" svg:y2="10.71cm">
          <text:p/>
        </draw:lin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8:32:04.526277738</meta:creation-date>
    <meta:editing-duration>PT3M22S</meta:editing-duration>
    <meta:editing-cycles>3</meta:editing-cycles>
    <meta:generator>LibreOffice/5.1.6.2$Linux_X86_64 LibreOffice_project/10m0$Build-2</meta:generator>
    <dc:date>2017-06-13T18:35:24.245188979</dc:date>
    <meta:document-statistic meta:object-count="86"/>
  </office:meta>
</office:document-meta>
</file>